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Helvetica" svg:font-family="Helvetica, 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fo:font-size="12pt" fo:language="en" fo:country="US" fo:font-style="normal" officeooo:rsid="006cd33a" officeooo:paragraph-rsid="006cd33a" style:font-size-asian="12pt" style:font-style-asian="normal" style:font-size-complex="12pt" style:font-style-complex="normal"/>
    </style:style>
    <style:style style:name="P2" style:family="paragraph" style:parent-style-name="Title">
      <style:text-properties officeooo:rsid="004e3c3e" officeooo:paragraph-rsid="004e3c3e"/>
    </style:style>
    <style:style style:name="P3" style:family="paragraph" style:parent-style-name="Text_20_body">
      <style:text-properties style:font-name="Liberation Serif" fo:font-size="12pt" fo:language="en" fo:country="US" fo:font-style="normal" officeooo:rsid="006cd33a" officeooo:paragraph-rsid="006cd33a" style:font-size-asian="12pt" style:font-style-asian="normal" style:font-size-complex="12pt" style:font-style-complex="normal"/>
    </style:style>
    <style:style style:name="P4" style:family="paragraph" style:parent-style-name="Text_20_body">
      <style:text-properties style:font-name="Liberation Serif" fo:font-size="12pt" fo:language="en" fo:country="US" fo:font-style="normal" officeooo:rsid="006e48aa" officeooo:paragraph-rsid="006cd33a" style:font-size-asian="12pt" style:font-style-asian="normal" style:font-size-complex="12pt" style:font-style-complex="normal"/>
    </style:style>
    <style:style style:name="P5" style:family="paragraph" style:parent-style-name="Text_20_body">
      <style:text-properties style:font-name="Liberation Serif" fo:font-size="12pt" fo:language="en" fo:country="US" fo:font-style="normal" officeooo:rsid="006e48aa" officeooo:paragraph-rsid="006e48aa" style:font-size-asian="12pt" style:font-style-asian="normal" style:font-size-complex="12pt" style:font-style-complex="normal"/>
    </style:style>
    <style:style style:name="P6" style:family="paragraph" style:parent-style-name="Text_20_body">
      <style:text-properties style:font-name="Liberation Serif" fo:font-size="12pt" fo:language="en" fo:country="US" fo:font-style="normal" officeooo:rsid="006e48aa" officeooo:paragraph-rsid="006fec52" style:font-size-asian="12pt" style:font-style-asian="normal" style:font-size-complex="12pt" style:font-style-complex="normal"/>
    </style:style>
    <style:style style:name="P7" style:family="paragraph" style:parent-style-name="Text_20_body">
      <style:text-properties style:font-name="Liberation Serif" fo:font-size="12pt" fo:language="en" fo:country="US" fo:font-style="normal" officeooo:rsid="00714b75" officeooo:paragraph-rsid="00714b75" style:font-size-asian="12pt" style:font-style-asian="normal" style:font-size-complex="12pt" style:font-style-complex="normal"/>
    </style:style>
    <style:style style:name="P8" style:family="paragraph" style:parent-style-name="Text_20_body">
      <style:text-properties style:font-name="Liberation Serif" fo:font-size="12pt" fo:language="en" fo:country="US" fo:font-style="normal" officeooo:rsid="00754b7a" officeooo:paragraph-rsid="00754b7a" style:font-size-asian="12pt" style:font-style-asian="normal" style:font-size-complex="12pt" style:font-style-complex="normal"/>
    </style:style>
    <style:style style:name="T1" style:family="text">
      <style:text-properties officeooo:rsid="006fec52"/>
    </style:style>
    <style:style style:name="T2" style:family="text">
      <style:text-properties officeooo:rsid="0073a3a0"/>
    </style:style>
    <style:style style:name="T3" style:family="text">
      <style:text-properties officeooo:rsid="0073d05a"/>
    </style:style>
    <style:style style:name="T4" style:family="text">
      <style:text-properties officeooo:rsid="00752538"/>
    </style:style>
    <style:style style:name="T5" style:family="text">
      <style:text-properties officeooo:rsid="007742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thod</text:p>
      <text:p text:style-name="P8">\chapter{Method}</text:p>
      <text:p text:style-name="P8">\label{sec:method}</text:p>
      <text:p text:style-name="P8">As explained in \Cref{sec:introduction} the aim of this work is to find a drone</text:p>
      <text:p text:style-name="P8">design that is the result of an optimization problem, which tends to maximize the</text:p>
      <text:p text:style-name="P8">MAV's omni-directionality, flight efficiency and controllability. To do so it is</text:p>
      <text:p text:style-name="P8">important to first state what are the parameters that define the design of an MAV.</text:p>
      <text:p text:style-name="P8">These parameters are defined as:</text:p>
      <text:p text:style-name="P8"/>
      <text:p text:style-name="P8">\begin{itemize}</text:p>
      <text:p text:style-name="P8">\item $\beta$ <text:s/>(angles formed by the arms with the horizontal plane see \Cref{fig:drone_design})</text:p>
      <text:p text:style-name="P8">\item $\theta$ (angles formed by the arms in the horizontal plane see \Cref{fig:drone_design})</text:p>
      <text:p text:style-name="P8">\item L (arm length)</text:p>
      <text:p text:style-name="P8">\item n (number of propeller)</text:p>
      <text:p text:style-name="P8">\end{itemize}</text:p>
      <text:p text:style-name="P8"/>
      <text:p text:style-name="P8">\begin{figure}[h]</text:p>
      <text:p text:style-name="P8">\centering</text:p>
      <text:p text:style-name="P8">\begin{minipage}[t]{0.3\textwidth}</text:p>
      <text:p text:style-name="P8"><text:s text:c="2"/>\centering</text:p>
      <text:p text:style-name="P8"><text:s text:c="2"/>\includegraphics[width=\textwidth]{images/drone_design.jpg}</text:p>
      <text:p text:style-name="P8">\end{minipage}</text:p>
      <text:p text:style-name="P8">\hfill</text:p>
      <text:p text:style-name="P8">\begin{minipage}[t]{0.3\textwidth}</text:p>
      <text:p text:style-name="P8"><text:s text:c="2"/>\centering</text:p>
      <text:p text:style-name="P8"><text:s text:c="2"/>\includegraphics[width=\textwidth]{images/drone_design1.jpg}</text:p>
      <text:p text:style-name="P8">\end{minipage}</text:p>
      <text:p text:style-name="P8">\hfill</text:p>
      <text:p text:style-name="P8">\begin{minipage}[t]{0.3\textwidth}</text:p>
      <text:p text:style-name="P8"><text:s text:c="2"/>\centering</text:p>
      <text:p text:style-name="P8"><text:soft-page-break/><text:s text:c="2"/>\includegraphics[width=\textwidth]{images/drone_design2.jpg}</text:p>
      <text:p text:style-name="P8">\end{minipage}</text:p>
      <text:p text:style-name="P8">\caption{Quadcopter to illustrate the parameters that define the morphology of an</text:p>
      <text:p text:style-name="P8">MAV ($n = 4$, $\beta = [30, 30, 30, 30] [^{\circ}]$, $\theta = [22, 22, 22, 22]</text:p>
      <text:p text:style-name="P8">[^{\circ}]$, and $L = 0.4 [m]$).}</text:p>
      <text:p text:style-name="P8">\label{fig:drone_design}</text:p>
      <text:p text:style-name="P8">\end{figure}</text:p>
      <text:p text:style-name="P8"/>
      <text:p text:style-name="P8">To solve the problem an optimization engine is developed with</text:p>
      <text:p text:style-name="P8">Matlab$^\textrm{\textregistered}$. This tool returns the aforementioned</text:p>
      <text:p text:style-name="P8">parameters along with other information on the corresponding MAV design.</text:p>
      <text:p text:style-name="P8">The interesting drone designs outputted by the tool are then simulated on</text:p>
      <text:p text:style-name="P8">Gazebo\footnote{An open source robot simulator \citep{noauthor_gazebo_nodate}.}</text:p>
      <text:p text:style-name="P8">and the control of the different models is achieved using a Robotic Operating</text:p>
      <text:p text:style-name="P8">System\footnote{An open source collection of software that help developers to</text:p>
      <text:p text:style-name="P8">create robot applications \citep{rostutorials}.} (ROS) node.\\</text:p>
      <text:p text:style-name="P8">This chapter first covers the theory needed to obtain a generalize mathematical</text:p>
      <text:p text:style-name="P8">model for a n-rotor MAV with an arbitrary morphology. Then, the optimization</text:p>
      <text:p text:style-name="P8">problem is defined. Afterwards, the optimization tool is described. In the end,</text:p>
      <text:p text:style-name="P8">the theoretical background needed to perform the simulations is covered.</text:p>
      <text:p text:style-name="P8"/>
      <text:p text:style-name="P8">\section{Modelisation of MAVs}</text:p>
      <text:p text:style-name="P8">\label{sec:modeling_mav}</text:p>
      <text:p text:style-name="P8">In the following part, a dynamical model for a general design of MAV is presented.</text:p>
      <text:p text:style-name="P8">This model is inspired from the models presented in \citep{kamel_voliro:_2018} and</text:p>
      <text:p text:style-name="P8">\citep{ryll_modeling_2012}.</text:p>
      <text:p text:style-name="P8"/>
      <text:p text:style-name="P8">\subsubsection{Initial Definitions}</text:p>
      <text:p text:style-name="P8">\label{sec:definitions}</text:p>
      <text:p text:style-name="P8">In order to understand correctly the dynamical model, a few definitions are much</text:p>
      <text:p text:style-name="P8">needed. First, let us define $\mathcal{F}_{W} : \{O_{W}; X_{W}, <text:s/>Y_{W}, <text:s/>Z_{W}\}$</text:p>
      <text:p text:style-name="P8"><text:soft-page-break/>as the world fixed inertial frame and $\mathcal{F}_{B}: \{O_{B}, X_{B}, <text:s/>Y_{B},</text:p>
      <text:p text:style-name="P8">Z_{B}\}$</text:p>
      <text:p text:style-name="P8">as a moving frame attached to the MAV. Also, $\mathcal{F}_{P_{i}} : \{O_{P_{i}};</text:p>
      <text:p text:style-name="P8">X_{P_{i}}, Y_{P_{i}}, <text:s/>Z_{P_{i}}\}, i = 1...n$ is the frame of the i-th propeller.</text:p>
      <text:p text:style-name="P8">The propeller rotate around the axis $Z_{P_{i}}$, and thus the thrust $T_{i}$ is</text:p>
      <text:p text:style-name="P8">produced along this axis. The tilt movement of the rotors is a simple rotation</text:p>
      <text:p text:style-name="P8">around $X_{P_{i}}$. Now let $^{W}R_{B}$ be the orientation of the body frame</text:p>
      <text:p text:style-name="P8">with respect to the world frame and $^{B}R_{P_{i}}$ be the orientation of the</text:p>
      <text:p text:style-name="P8">i-th propeller with respect to the body frame. From there, it</text:p>
      <text:p text:style-name="P8">straightforward with the help of \Cref{fig:tilt_model} that</text:p>
      <text:p text:style-name="P8"/>
      <text:p text:style-name="P8">\begin{equation}</text:p>
      <text:p text:style-name="P8"><text:s text:c="2"/>\label{rot_b_pi}</text:p>
      <text:p text:style-name="P8"><text:s text:c="2"/>^{B}R_{P_{i}} \ = \ R_{Z}\bigg((i-1)\frac{2\pi}{n}\bigg) R_Z(\theta_i)</text:p>
      <text:p text:style-name="P8"><text:s text:c="2"/>R_Y(\beta_i) R_{X}(\alpha_{i}),\ <text:s/>i = 1...n\, .</text:p>
      <text:p text:style-name="P8">\end{equation}</text:p>
      <text:p text:style-name="P8"/>
      <text:p text:style-name="P8">Equivalently, let</text:p>
      <text:p text:style-name="P8"/>
      <text:p text:style-name="P8">\begin{equation}</text:p>
      <text:p text:style-name="P8"><text:s text:c="2"/>\label{O_pi}</text:p>
      <text:p text:style-name="P8"><text:s text:c="2"/>^{B}O_{P_{i}} \ = \ R_{Z}\bigg((i-1)\frac{2\pi}{n}\bigg) R_Z(\theta_i) R_Y(\beta_i)</text:p>
      <text:p text:style-name="P8"><text:s text:c="2"/>\begin{bmatrix}</text:p>
      <text:p text:style-name="P8"><text:s text:c="4"/>L \\</text:p>
      <text:p text:style-name="P8"><text:s text:c="4"/>0 \\</text:p>
      <text:p text:style-name="P8"><text:s text:c="4"/>0</text:p>
      <text:p text:style-name="P8"><text:s text:c="2"/>\end{bmatrix}</text:p>
      <text:p text:style-name="P8"><text:s text:c="2"/>,\ <text:s text:c="2"/>i = 1...n \,</text:p>
      <text:p text:style-name="P8">\end{equation}</text:p>
      <text:p text:style-name="P8"/>
      <text:p text:style-name="P8">be the origin of the i-th propeller frame <text:s/>$\mathcal{F}_{P_{i}}$.</text:p>
      <text:p text:style-name="P8"><text:soft-page-break/>In \Cref{rot_b_pi} and (\ref{O_pi}), $(i-1)\frac{2\pi}{n}$ is the angle that</text:p>
      <text:p text:style-name="P8">the i-th arm would form with axis $X_B$ if the arms of the drone are evenly</text:p>
      <text:p text:style-name="P8">distributed in the horizontal plane, $\theta_i$ is the angle that i-th arm forms</text:p>
      <text:p text:style-name="P8">in the horizontal plane with respect to its evenly distributed position</text:p>
      <text:p text:style-name="P8">(see \Cref{fig:drone_design}), $\beta_i$ is the angle that the i-th arm forms with</text:p>
      <text:p text:style-name="P8">the horizontal plane (see \Cref{fig:drone_design}), $\alpha_{i}$ is the tilting</text:p>
      <text:p text:style-name="P8">angles of the i-th propeller about the $X_{P_{i}}$ axis, L is the arm length and</text:p>
      <text:p text:style-name="P8">n is the number of propellers.</text:p>
      <text:p text:style-name="P8"/>
      <text:p text:style-name="P8">\begin{figure}[h]</text:p>
      <text:p text:style-name="P8"><text:s text:c="2"/>\centering</text:p>
      <text:p text:style-name="P8"><text:s text:c="2"/>\includegraphics[width=0.5\textwidth]{images/tilt_model.png}</text:p>
      <text:p text:style-name="P8"><text:s text:c="2"/>\caption{Representation of the i-th tilting arm \citep{ryll_modeling_2012}.}</text:p>
      <text:p text:style-name="P8"><text:s text:c="2"/>\label{fig:tilt_model}</text:p>
      <text:p text:style-name="P8">\end{figure}</text:p>
      <text:p text:style-name="P8"/>
      <text:p text:style-name="P8">\subsubsection{Assumptions}</text:p>
      <text:p text:style-name="P8">\label{sec:assumptions}</text:p>
      <text:p text:style-name="P8">In this model the first assumption is that the MAV is composed of n+1 rigid bodies:</text:p>
      <text:p text:style-name="P8">one for each propeller unit $P_i$ and one for the body B. Then, it is considered that</text:p>
      <text:p text:style-name="P8">the thrust is produced by irreversible fixed-pitch motor-propeller actuators. Finally,</text:p>
      <text:p text:style-name="P8">only the aerodynamic forces and torques that are responsible for the MAV actuation</text:p>
      <text:p text:style-name="P8">are considered, all the second order effects and disturba<text:span text:style-name="T5">n</text:span>ces are neglected and</text:p>
      <text:p text:style-name="P8">also the airflow interactions between the different rotors are neglected.</text:p>
      <text:p text:style-name="P8"/>
      <text:p text:style-name="P8">\subsubsection{Equations of motion}</text:p>
      <text:p text:style-name="P8">\label{sec:equations}</text:p>
      <text:p text:style-name="P8">Using Newton-Euler formalism, the general equations of motion of the MAV are</text:p>
      <text:p text:style-name="P8">\begin{equation}</text:p>
      <text:p text:style-name="P8"><text:s text:c="2"/>\label{acc_eq}</text:p>
      <text:p text:style-name="P8"><text:s text:c="2"/>\begin{cases}</text:p>
      <text:p text:style-name="P8"><text:soft-page-break/><text:s text:c="4"/>\dot{\omega}_B <text:s/>\ = \ I_B^{-1} \sum_{i=1}^{n} <text:s/>\big(\ ^{B}R_{P_{i}} \tau_{ext,i} + \tau_{Bi} \ \big) \, ,\\</text:p>
      <text:p text:style-name="P8"><text:s text:c="4"/>\ddot{p} <text:s/>\ = \</text:p>
      <text:p text:style-name="P8"><text:s text:c="4"/>\begin{bmatrix}</text:p>
      <text:p text:style-name="P8"><text:s text:c="6"/>0 \\</text:p>
      <text:p text:style-name="P8"><text:s text:c="6"/>0 \\</text:p>
      <text:p text:style-name="P8"><text:s text:c="6"/>-g</text:p>
      <text:p text:style-name="P8"><text:s text:c="4"/>\end{bmatrix}</text:p>
      <text:p text:style-name="P8"><text:s text:c="4"/>\frac{1}{m} \ ^{W}R_B \sum_{i=1}^{n} T_i \, .</text:p>
      <text:p text:style-name="P8"><text:s text:c="2"/>\end{cases}</text:p>
      <text:p text:style-name="P8">\end{equation}</text:p>
      <text:p text:style-name="P8"/>
      <text:p text:style-name="P8">Where</text:p>
      <text:p text:style-name="P8"/>
      <text:p text:style-name="P8">\begin{equation}</text:p>
      <text:p text:style-name="P8"><text:s text:c="2"/>\label{tau_b_i}</text:p>
      <text:p text:style-name="P8"><text:s text:c="2"/>\tau_{Bi} <text:s/>\ = \ ^{B}O_{P_{i}} \times\ <text:s text:c="2"/>^{B}R_{P_{i}} T_{P,i}\, ,</text:p>
      <text:p text:style-name="P8">\end{equation}</text:p>
      <text:p text:style-name="P8"/>
      <text:p text:style-name="P8">\begin{equation}</text:p>
      <text:p text:style-name="P8"><text:s text:c="2"/>\label{tau_ext_i}</text:p>
      <text:p text:style-name="P8"><text:s text:c="2"/>\tau_{ext,i} <text:s/>\ = \ <text:s/>\big[0 \ \ <text:s/>0 \ \ <text:s/>- c_i \kappa_m w_i^2 \big]^T \</text:p>
      <text:p text:style-name="P8">\end{equation}</text:p>
      <text:p text:style-name="P8"/>
      <text:p text:style-name="P8">\centerline{ $\begin{cases} c_i = 1, &amp; \mbox{if } i \mbox{ is odd } (cw\ rotation\ to</text:p>
      <text:p text:style-name="P8">\ produce + thrust)\\ c_i = -1 &amp; \mbox{if } i\mbox{ is even } (ccw\ rotation\ to</text:p>
      <text:p text:style-name="P8">\ produce + thrust) \end{cases}$ }</text:p>
      <text:p text:style-name="P8"/>
      <text:p text:style-name="P8">and</text:p>
      <text:p text:style-name="P8"/>
      <text:p text:style-name="P8">\begin{equation}</text:p>
      <text:p text:style-name="P8"><text:soft-page-break/><text:s text:c="2"/>\label{T_i}</text:p>
      <text:p text:style-name="P8"><text:s text:c="2"/>T_i <text:s/>\ = \ ^{B}R_{P_{i}} T_{Pi} \, ,\ \ T_{Pi} <text:s/>\ = \ \big[0 \ \ 0 \ \</text:p>
      <text:p text:style-name="P8"><text:s text:c="2"/>\kappa_f w_i^2 \big]^T\, .</text:p>
      <text:p text:style-name="P8">\end{equation}</text:p>
      <text:p text:style-name="P8"/>
      <text:p text:style-name="P8">In \Cref{acc_eq} $g$ is the gravity constant, in \Cref{tau_ext_i}, $\kappa_{m}$</text:p>
      <text:p text:style-name="P8">is the propeller drag coefficient, in \Cref{T_i} $\kappa_{f}$ is the propeller</text:p>
      <text:p text:style-name="P8">thrust coefficient and in \Cref{tau_ext_i} and (\ref{T_i}) $w_{i}$ is the i-th</text:p>
      <text:p text:style-name="P8">propeller rotation speed.\\</text:p>
      <text:p text:style-name="P8">The force and torque that the drone produce in body frame $\mathcal{F}_B$ are</text:p>
      <text:p text:style-name="P8"/>
      <text:p text:style-name="P8">\begin{equation}</text:p>
      <text:p text:style-name="P8"><text:s text:c="2"/>\label{force_eq}</text:p>
      <text:p text:style-name="P8"><text:s text:c="4"/>\begin{bmatrix}</text:p>
      <text:p text:style-name="P8"><text:s text:c="6"/>M_B \\</text:p>
      <text:p text:style-name="P8"><text:s text:c="6"/>F_B</text:p>
      <text:p text:style-name="P8"><text:s text:c="4"/>\end{bmatrix} \ = \</text:p>
      <text:p text:style-name="P8"><text:s text:c="4"/>\begin{bmatrix}</text:p>
      <text:p text:style-name="P8"><text:s text:c="6"/>\sum_{i=1}^{n} <text:s/>\big(\ ^{B}R_{P_{i}} \tau_{ext,i} + \tau_{Bi} \ \big) \\</text:p>
      <text:p text:style-name="P8"><text:s text:c="6"/>\sum_{i=1}^{n} T_i</text:p>
      <text:p text:style-name="P8"><text:s text:c="4"/>\end{bmatrix}</text:p>
      <text:p text:style-name="P8"><text:s text:c="4"/>\, ,</text:p>
      <text:p text:style-name="P8">\end{equation}</text:p>
      <text:p text:style-name="P8"/>
      <text:p text:style-name="P8">that can be rewritten</text:p>
      <text:p text:style-name="P8"/>
      <text:p text:style-name="P8">\begin{equation}</text:p>
      <text:p text:style-name="P8"><text:s text:c="2"/>\label{force_eq}</text:p>
      <text:p text:style-name="P8"><text:s text:c="4"/>\begin{bmatrix}</text:p>
      <text:p text:style-name="P8"><text:s text:c="6"/>M_B \\</text:p>
      <text:p text:style-name="P8"><text:s text:c="6"/>F_B</text:p>
      <text:p text:style-name="P8"><text:soft-page-break/><text:s text:c="4"/>\end{bmatrix} \ = \</text:p>
      <text:p text:style-name="P8"><text:s text:c="4"/>A(\alpha)W</text:p>
      <text:p text:style-name="P8"><text:s text:c="4"/>\, .</text:p>
      <text:p text:style-name="P8">\end{equation}</text:p>
      <text:p text:style-name="P8"/>
      <text:p text:style-name="P8">Where $W = [w_1^2,\ w_2^2,\ ...,\ w_n^2]$ and\\\\</text:p>
      <text:p text:style-name="P8">\centerline{\begingroup</text:p>
      <text:p text:style-name="P8"><text:s text:c="4"/>\fontsize{9pt}{11pt}\selectfont</text:p>
      <text:p text:style-name="P8">$A(\alpha) \ = \</text:p>
      <text:p text:style-name="P8">\begin{bmatrix}</text:p>
      <text:p text:style-name="P8"><text:s text:c="2"/>(-\kappa_f L s(\beta_1) c(\theta_1) +c_1\kappa_m s(\theta_1)) s(\alpha_1)</text:p>
      <text:p text:style-name="P8"><text:s text:c="2"/>+ (\kappa_f L s(\theta_1) +c_1 \kappa_m c(\theta_1) s(\beta_1)) c(\alpha_1) &amp; ...\\</text:p>
      <text:p text:style-name="P8"><text:s text:c="2"/>(-\kappa_f L s(\beta_1) s(\theta_1) - c_1 \kappa_m c(\theta_1)) s(\alpha_1)</text:p>
      <text:p text:style-name="P8"><text:s text:c="2"/>+ (-\kappa_f L c(\theta_1) +c_1 \kappa_m s(\beta_1) s(\theta_1)) c(\alpha_1) &amp; ...\\</text:p>
      <text:p text:style-name="P8"><text:s text:c="2"/>(-L \kappa_f c(\beta_1)) s(\alpha_1) +(c_1 \kappa_m c(\beta_1)) c(\alpha_1) &amp; ...\\</text:p>
      <text:p text:style-name="P8"><text:s text:c="2"/>s(\theta_1) \kappa_f s(\alpha_1) + s(\beta_1) c(\theta_1) \kappa_f c(\alpha_1) &amp; ...\\</text:p>
      <text:p text:style-name="P8"><text:s text:c="2"/>-c(\theta_1) \kappa_f s(\alpha_1) +s(\beta_1) s(\theta_1) \kappa_f c(\alpha_1) &amp; ...\\</text:p>
      <text:p text:style-name="P8"><text:s text:c="2"/>c(\beta_1) \kappa_f c(\alpha_1) &amp; ...</text:p>
      <text:p text:style-name="P8">\end{bmatrix} \, ,$</text:p>
      <text:p text:style-name="P8">\endgroup}\\\\</text:p>
      <text:p text:style-name="P8">is the $6 \times n$ allocation matrix and c(.) and s(.) represent the cosine and sine respectively.</text:p>
      <text:p text:style-name="P8"/>
      <text:p text:style-name="P8">\subsubsection{Static allocation}</text:p>
      <text:p text:style-name="P8">\label{sec:allocation}</text:p>
      <text:p text:style-name="P8">The optimization engine has to compute the maximal reachable force and torque in</text:p>
      <text:p text:style-name="P8">a large number of direction. So to compute that in a reasonable times in</text:p>
      <text:p text:style-name="P8">\citep{kamel_voliro:_2018} an approach to transform the non-linear allocation matrix</text:p>
      <text:p text:style-name="P8">into a static allocation matrix, which renders the problem of inverse kinematic</text:p>
      <text:p text:style-name="P8">linear. To do the system in \Cref{force_eq} is rewritten as</text:p>
      <text:p text:style-name="P8"/>
      <text:p text:style-name="P8">\begin{equation}</text:p>
      <text:p text:style-name="P8"><text:soft-page-break/><text:s text:c="2"/>\label{static_force_eq}</text:p>
      <text:p text:style-name="P8"><text:s text:c="4"/>\begin{bmatrix}</text:p>
      <text:p text:style-name="P8"><text:s text:c="6"/>M_B \\</text:p>
      <text:p text:style-name="P8"><text:s text:c="6"/>F_B</text:p>
      <text:p text:style-name="P8"><text:s text:c="4"/>\end{bmatrix} \ = \</text:p>
      <text:p text:style-name="P8"><text:s text:c="4"/>A_{static}F_{dec}</text:p>
      <text:p text:style-name="P8"><text:s text:c="4"/>\, .</text:p>
      <text:p text:style-name="P8">\end{equation}</text:p>
      <text:p text:style-name="P8">Where $F_{dec}$ is the decomposed force vector defined as follow</text:p>
      <text:p text:style-name="P8">\begin{equation}</text:p>
      <text:p text:style-name="P8"><text:s text:c="2"/>\label{f_dec}</text:p>
      <text:p text:style-name="P8"><text:s text:c="4"/>F_{dec} \ = \</text:p>
      <text:p text:style-name="P8"><text:s text:c="4"/>\begin{pmatrix}</text:p>
      <text:p text:style-name="P8"><text:s text:c="6"/>F_{h,1} \\</text:p>
      <text:p text:style-name="P8"><text:s text:c="6"/>F_{v,1} \\</text:p>
      <text:p text:style-name="P8"><text:s text:c="6"/>... \\</text:p>
      <text:p text:style-name="P8"><text:s text:c="6"/>F_{h,n} \\</text:p>
      <text:p text:style-name="P8"><text:s text:c="6"/>F_{v,n}</text:p>
      <text:p text:style-name="P8"><text:s text:c="4"/>\end{pmatrix} \, ,</text:p>
      <text:p text:style-name="P8">\end{equation}</text:p>
      <text:p text:style-name="P8"/>
      <text:p text:style-name="P8">with $F_{v,1}\ = \ \kappa_f cos(\alpha_i)$ the vertical force produced by the i-th</text:p>
      <text:p text:style-name="P8">propeller and $F_{h,1}\ = \ \kappa_f sin(\alpha_i)$ the horizontal force produced</text:p>
      <text:p text:style-name="P8">by the i-th propeller. And the static matrix defined as\\\\</text:p>
      <text:p text:style-name="P8">\centerline{\begingroup</text:p>
      <text:p text:style-name="P8"><text:s text:c="4"/>\fontsize{9pt}{11pt}\selectfont</text:p>
      <text:p text:style-name="P8">$A_{static} \ = \</text:p>
      <text:p text:style-name="P8">\begin{bmatrix}</text:p>
      <text:p text:style-name="P8"><text:s text:c="6"/>-\kappa_f L s(\beta_n) c(\theta_n) +c_n\kappa_m s(\theta_n) <text:s/>&amp;</text:p>
      <text:p text:style-name="P8"><text:s text:c="6"/>+ \kappa_f L s(\theta_n) +c_n \kappa_m c(\theta_n) s(\beta_n) <text:s/>&amp; ... &amp; ...\\</text:p>
      <text:p text:style-name="P8"><text:s text:c="6"/>-\kappa_f L s(\beta_n) s(\theta_n) - c_n \kappa_m c(\theta_n) &amp;</text:p>
      <text:p text:style-name="P8"><text:soft-page-break/><text:s text:c="6"/>-\kappa_f L c(\theta_n) +c_n \kappa_m s(\beta_n) s(\theta_n) <text:s/>&amp; ... &amp; ...\\</text:p>
      <text:p text:style-name="P8"><text:s text:c="6"/>-L \kappa_f c(\beta_n) &amp; c_n \kappa_m c(\beta_n) <text:s/>&amp; ... &amp; ...\\</text:p>
      <text:p text:style-name="P8"><text:s text:c="6"/>s(\theta_n) \kappa_f &amp; s(\beta_n) c(\theta_n) \kappa_f &amp; ... &amp; ...\\</text:p>
      <text:p text:style-name="P8"><text:s text:c="6"/>-c(\theta_n) \kappa_f <text:s/>&amp; s(\beta_n) s(\theta_n) \kappa_f &amp; ... &amp; ...\\</text:p>
      <text:p text:style-name="P8"><text:s text:c="6"/>0 &amp; c(\beta_n) \kappa_f <text:s/>&amp; ... &amp; ...</text:p>
      <text:p text:style-name="P8">\end{bmatrix}\, ,$</text:p>
      <text:p text:style-name="P8">\endgroup}\\\\</text:p>
      <text:p text:style-name="P8">a $6 \times 2n$ matrix that is <text:span text:style-name="T5">invariant</text:span> for all drone design. Using the moore-penrose</text:p>
      <text:p text:style-name="P8">pseudo invers we can easily get th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Helvetica" svg:font-family="Helvetica, 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1" style:display-name="Title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top="0in" fo:margin-bottom="0.1575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top="0in" fo:margin-bottom="0.1181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top="0in" fo:margin-bottom="0.0783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7e_LT_7e_Gliederung_20_1" style:display-name="Conten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Gliederung_20_2" style:display-name="Content~LT~Gliederung 2" style:family="paragraph" style:parent-style-name="Conten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7e_LT_7e_Gliederung_20_3" style:display-name="Content~LT~Gliederung 3" style:family="paragraph" style:parent-style-name="Conten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7e_LT_7e_Gliederung_20_4" style:display-name="Content~LT~Gliederung 4" style:family="paragraph" style:parent-style-name="Conten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7e_LT_7e_Gliederung_20_5" style:display-name="Content~LT~Gliederung 5" style:family="paragraph" style:parent-style-name="Conten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7e_LT_7e_Gliederung_20_6" style:display-name="Content~LT~Gliederung 6" style:family="paragraph" style:parent-style-name="Conten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7" style:display-name="Content~LT~Gliederung 7" style:family="paragraph" style:parent-style-name="Conten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8" style:display-name="Content~LT~Gliederung 8" style:family="paragraph" style:parent-style-name="Conten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9" style:display-name="Content~LT~Gliederung 9" style:family="paragraph" style:parent-style-name="Conten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Titel" style:display-name="Conten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Untertitel" style:display-name="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Notizen" style:display-name="Content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Hintergrundobjekte" style:display-name="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7e_LT_7e_Hintergrund" style:display-name="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nd_7e_LT_7e_Gliederung_20_1" style:display-name="End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Gliederung_20_2" style:display-name="End~LT~Gliederung 2" style:family="paragraph" style:parent-style-name="End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nd_7e_LT_7e_Gliederung_20_3" style:display-name="End~LT~Gliederung 3" style:family="paragraph" style:parent-style-name="End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nd_7e_LT_7e_Gliederung_20_4" style:display-name="End~LT~Gliederung 4" style:family="paragraph" style:parent-style-name="End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5" style:display-name="End~LT~Gliederung 5" style:family="paragraph" style:parent-style-name="End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6" style:display-name="End~LT~Gliederung 6" style:family="paragraph" style:parent-style-name="End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7" style:display-name="End~LT~Gliederung 7" style:family="paragraph" style:parent-style-name="End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8" style:display-name="End~LT~Gliederung 8" style:family="paragraph" style:parent-style-name="End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9" style:display-name="End~LT~Gliederung 9" style:family="paragraph" style:parent-style-name="End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Titel" style:display-name="End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Untertitel" style:display-name="End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Notizen" style:display-name="End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Hintergrundobjekte" style:display-name="En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nd_7e_LT_7e_Hintergrund" style:display-name="En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_20_1_20_Car" style:display-name="Titre 1 Car" style:family="paragraph" style:default-outline-level="">
      <style:paragraph-properties fo:text-align="start" style:justify-single-word="false" fo:orphans="2" fo:widows="2" style:writing-mode="lr-tb"/>
      <style:text-properties style:font-name="DejaVu Sans" fo:font-family="'DejaVu Sans'" style:font-family-generic="roman" style:font-pitch="variable" fo:font-size="16pt" fo:font-weight="bold" style:font-name-asian="DejaVu Sans1" style:font-family-asian="'DejaVu Sans'" style:font-family-generic-asian="system" style:font-pitch-asian="variable" style:font-size-asian="16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ff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pple-converted-spac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0.8819in" fo:margin-right="0in" fo:margin-top="0.1472in" fo:margin-bottom="0.1472in" loext:contextual-spacing="false" fo:line-height="150%" fo:text-align="start" style:justify-single-word="false" fo:orphans="2" fo:widows="2" fo:text-indent="0in" style:auto-text-indent="false" style:writing-mode="lr-tb"/>
      <style:text-properties style:font-name="Helvetica" fo:font-family="Helvetica, Arial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7e_LT_7e_Gliederung_20_1" style:display-name="Content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Gliederung_20_2" style:display-name="Content_~LT~Gliederung 2" style:family="paragraph" style:parent-style-name="Content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7e_LT_7e_Gliederung_20_3" style:display-name="Content_~LT~Gliederung 3" style:family="paragraph" style:parent-style-name="Content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7e_LT_7e_Gliederung_20_4" style:display-name="Content_~LT~Gliederung 4" style:family="paragraph" style:parent-style-name="Content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7e_LT_7e_Gliederung_20_5" style:display-name="Content_~LT~Gliederung 5" style:family="paragraph" style:parent-style-name="Content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7e_LT_7e_Gliederung_20_6" style:display-name="Content_~LT~Gliederung 6" style:family="paragraph" style:parent-style-name="Content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7" style:display-name="Content_~LT~Gliederung 7" style:family="paragraph" style:parent-style-name="Content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8" style:display-name="Content_~LT~Gliederung 8" style:family="paragraph" style:parent-style-name="Content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9" style:display-name="Content_~LT~Gliederung 9" style:family="paragraph" style:parent-style-name="Content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Titel" style:display-name="Content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Untertitel" style:display-name="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Notizen" style:display-name="Content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Hintergrundobjekte" style:display-name="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7e_LT_7e_Hintergrund" style:display-name="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7e_LT_7e_Gliederung_20_1" style:display-name="Content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Gliederung_20_2" style:display-name="Content__~LT~Gliederung 2" style:family="paragraph" style:parent-style-name="Content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7e_LT_7e_Gliederung_20_3" style:display-name="Content__~LT~Gliederung 3" style:family="paragraph" style:parent-style-name="Content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7e_LT_7e_Gliederung_20_4" style:display-name="Content__~LT~Gliederung 4" style:family="paragraph" style:parent-style-name="Content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7e_LT_7e_Gliederung_20_5" style:display-name="Content__~LT~Gliederung 5" style:family="paragraph" style:parent-style-name="Content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7e_LT_7e_Gliederung_20_6" style:display-name="Content__~LT~Gliederung 6" style:family="paragraph" style:parent-style-name="Content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7" style:display-name="Content__~LT~Gliederung 7" style:family="paragraph" style:parent-style-name="Content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8" style:display-name="Content__~LT~Gliederung 8" style:family="paragraph" style:parent-style-name="Content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9" style:display-name="Content__~LT~Gliederung 9" style:family="paragraph" style:parent-style-name="Content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Titel" style:display-name="Content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Untertitel" style:display-name="Content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Notizen" style:display-name="Content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Hintergrundobjekte" style:display-name="Content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7e_LT_7e_Hintergrund" style:display-name="Content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7e_LT_7e_Gliederung_20_1" style:display-name="Content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Gliederung_20_2" style:display-name="Content___~LT~Gliederung 2" style:family="paragraph" style:parent-style-name="Content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7e_LT_7e_Gliederung_20_3" style:display-name="Content___~LT~Gliederung 3" style:family="paragraph" style:parent-style-name="Content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7e_LT_7e_Gliederung_20_4" style:display-name="Content___~LT~Gliederung 4" style:family="paragraph" style:parent-style-name="Content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7e_LT_7e_Gliederung_20_5" style:display-name="Content___~LT~Gliederung 5" style:family="paragraph" style:parent-style-name="Content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7e_LT_7e_Gliederung_20_6" style:display-name="Content___~LT~Gliederung 6" style:family="paragraph" style:parent-style-name="Content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7" style:display-name="Content___~LT~Gliederung 7" style:family="paragraph" style:parent-style-name="Content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8" style:display-name="Content___~LT~Gliederung 8" style:family="paragraph" style:parent-style-name="Content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9" style:display-name="Content___~LT~Gliederung 9" style:family="paragraph" style:parent-style-name="Content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Titel" style:display-name="Content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Untertitel" style:display-name="Content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Notizen" style:display-name="Content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Hintergrundobjekte" style:display-name="Content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7e_LT_7e_Hintergrund" style:display-name="Content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0:41:14.722778011</meta:creation-date>
    <dc:date>2018-09-05T18:02:09.870127034</dc:date>
    <meta:editing-duration>PT10H18M31S</meta:editing-duration>
    <meta:editing-cycles>56</meta:editing-cycles>
    <meta:generator>LibreOffice/5.1.6.2$Linux_X86_64 LibreOffice_project/10m0$Build-2</meta:generator>
    <meta:document-statistic meta:table-count="0" meta:image-count="0" meta:object-count="0" meta:page-count="9" meta:paragraph-count="229" meta:word-count="1267" meta:character-count="9604" meta:non-whitespace-character-count="8210"/>
  </office:meta>
</office:document-meta>
</file>